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automatic-styles>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iveau 1 :</text:p>
      <text:p text:style-name="Standard"/>
      <text:p text:style-name="Standard">Perceptron :</text:p>
      <text:p text:style-name="Standard"/>
      <text:p text:style-name="Standard">Un perceptron est un modèle de neurone artificiel qui peut être utilisé pour effectuer des tâches de classification ou de régression. Il s'inspire du fonctionnement des neurones dans le cerveau humain.</text:p>
      <text:p text:style-name="Standard"/>
      <text:p text:style-name="Standard">-Forward Propagation :</text:p>
      <text:p text:style-name="Standard">La propagation avant (ou forward propagation) est le processus par lequel les données sont introduites dans un réseau de neurones, et les calculs sont effectués couche par couche jusqu'à ce que la sortie finale soit obtenue. Chaque neurone dans une couche prend les données de la couche précédente, effectue des calculs avec ses poids et son biais, et passe le résultat à travers une fonction d'activation pour produire sa sortie. Ce processus se répète pour chaque couche jusqu'à ce que la sortie soit générée.</text:p>
      <text:p text:style-name="Standard"/>
      <text:p text:style-name="Standard">- Entrées :</text:p>
      <text:p text:style-name="Standard">Le perceptron prend des entrées, qui sont des valeurs numériques représentant différentes caractéristiques ou variables d'entrée. Ici les coordonnées d’un point</text:p>
      <text:p text:style-name="Standard"><text:s text:c="2"/></text:p>
      <text:p text:style-name="Standard">- Poids :</text:p>
      <text:p text:style-name="Standard">Chaque entrée est multipliée par un poids correspondant. Ces poids indiquent l'importance relative de chaque entrée pour la sortie du perceptron. Le perceptron calcule les différents poids tout seul</text:p>
      <text:p text:style-name="Standard"/>
      <text:p text:style-name="Standard">- Biais :</text:p>
      <text:p text:style-name="Standard">Le perceptron utilise également un terme de biais, qui est un poids supplémentaire ajouté à la somme pondérée. Le biais permet au perceptron de capturer les tendances générales des données, même lorsque toutes les entrées sont nulles.</text:p>
      <text:p text:style-name="Standard"><text:s text:c="2"/></text:p>
      <text:p text:style-name="Standard">- Somme pondérée :</text:p>
      <text:p text:style-name="Standard">les entrée sont multipliés par leur poids puis ajouté ensemble avec le biais </text:p>
      <text:p text:style-name="Standard"><text:s text:c="2"/></text:p>
      <text:p text:style-name="Standard"/>
      <text:p text:style-name="Standard">- Fonction d'activation :</text:p>
      <text:p text:style-name="Standard">La somme pondéré est ensuite passée à travers une fonction d'activation. Cette fonction introduit une non-linéarité dans le modèle et détermine la sortie du perceptron en fonction de la valeur de la somme pondérée.</text:p>
      <text:p text:style-name="Standard"/>
      <text:p text:style-name="Standard">-Backward Propagation :</text:p>
      <text:p text:style-name="Standard">La rétropropagation (ou backward propagation) est le processus par lequel les erreurs sont propagées en arrière à travers le réseau de neurones afin de mettre à jour les poids et les biais. Une fois que la sortie du réseau est calculée et comparée à la valeur attendue, les erreurs sont calculées à chaque couche en utilisant des techniques comme la fonction de perte ou l'erreur quadratique moyenne. Ces erreurs sont ensuite propagées en arrière à travers le réseau en utilisant l'algorithme de rétropropagation du gradient, qui calcule les gradients des poids et des biais par rapport à la fonction de perte. Ces gradients sont utilisés pour mettre à jour les poids et les biais afin de minimiser l'erreur lors des prochaines itérations du processus d'apprentissage.</text:p>
      <text:p text:style-name="Standard"/>
      <text:p text:style-name="Standard"/>
      <text:p text:style-name="Standard"/>
      <text:p text:style-name="Standard"/>
      <text:p text:style-name="Standard"/>
      <text:p text:style-name="Standard"/>
      <text:p text:style-name="Standard"><text:soft-page-break/><text:s/>Réseau de neurones :</text:p>
      <text:p text:style-name="Standard"/>
      <text:p text:style-name="Standard">Un réseau de neurones est un modèle d'apprentissage automatique composé de plusieurs couches de neurones, conçu pour capturer des modèles complexes dans les données.</text:p>
      <text:p text:style-name="Standard"/>
      <text:p text:style-name="Standard">- Entrées :</text:p>
      <text:p text:style-name="Standard">Les données sont fournies en tant qu'entrées au réseau de neurones. Chaque entrée représente une caractéristique ou une variable d'entrée. Ici les coordonnées d’un point </text:p>
      <text:p text:style-name="Standard"/>
      <text:p text:style-name="Standard">- Couches cachées :</text:p>
      <text:p text:style-name="Standard">Le réseau de neurones peut avoir une ou plusieurs couches cachées(ici, une seule), composées de neurones intermédiaires(ici, 3). Chaque neurone dans une couche cachée est connecté à tous les neurones de la couche précédente et de la couche suivante.</text:p>
      <text:p text:style-name="Standard"/>
      <text:p text:style-name="Standard">- Fonction d'activation :</text:p>
      <text:p text:style-name="Standard">Chaque neurone dans le réseau, y compris ceux des couches cachées, utilise une fonction d'activation pour introduire de la non-linéarité dans le modèle et produire des sorties non linéaires.</text:p>
      <text:p text:style-name="Standard"/>
      <text:p text:style-name="Standard">- Sortie :</text:p>
      <text:p text:style-name="Standard">La sortie du réseau de neurones est calculée à partir des valeurs de sortie des neurones de la dernière couche. Cette sortie peut être utilisée pour effectuer une classification, une régression ou d'autres tâches en fonction du problème.</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4T10:49:48.348000000</dc:date>
    <meta:editing-duration>PT2M59S</meta:editing-duration>
    <meta:editing-cycles>1</meta:editing-cycles>
    <meta:document-statistic meta:table-count="0" meta:image-count="0" meta:object-count="0" meta:page-count="2" meta:paragraph-count="30" meta:word-count="575" meta:character-count="3605" meta:non-whitespace-character-count="3048"/>
    <meta:generator>LibreOffice/7.3.3.2$Windows_X86_64 LibreOffice_project/d1d0ea68f081ee2800a922cac8f79445e4603348</meta:generator>
  </office:meta>
</office:document-meta>
</file>